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0906c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1e21ff5"/>
    </style:style>
    <style:style style:name="T92" style:family="text">
      <style:text-properties officeooo:rsid="0233449b"/>
    </style:style>
    <style:style style:name="T93" style:family="text">
      <style:text-properties officeooo:rsid="02317916"/>
    </style:style>
    <style:style style:name="T94" style:family="text">
      <style:text-properties officeooo:rsid="02867bcd"/>
    </style:style>
    <style:style style:name="T95" style:family="text">
      <style:text-properties officeooo:rsid="0063a409"/>
    </style:style>
    <style:style style:name="T96" style:family="text">
      <style:text-properties officeooo:rsid="034a2232"/>
    </style:style>
    <style:style style:name="T97" style:family="text">
      <style:text-properties officeooo:rsid="0387836c"/>
    </style:style>
    <style:style style:name="T98" style:family="text">
      <style:text-properties officeooo:rsid="03a5b103"/>
    </style:style>
    <style:style style:name="T99" style:family="text">
      <style:text-properties officeooo:rsid="03a5e499"/>
    </style:style>
    <style:style style:name="T100" style:family="text">
      <style:text-properties style:font-name="EB Garamond 12 All SC" fo:font-style="normal" officeooo:rsid="03ab3c01" style:font-style-asian="normal" style:font-style-complex="normal"/>
    </style:style>
    <style:style style:name="T101" style:family="text">
      <style:text-properties style:font-name="EB Garamond 12 All SC" fo:font-style="normal" officeooo:rsid="03ad0f49" style:font-style-asian="normal" style:font-style-complex="normal"/>
    </style:style>
    <style:style style:name="T102" style:family="text">
      <style:text-properties officeooo:rsid="03b4652d"/>
    </style:style>
    <style:style style:name="T103" style:family="text">
      <style:text-properties officeooo:rsid="03b75219"/>
    </style:style>
    <style:style style:name="T104" style:family="text">
      <style:text-properties officeooo:rsid="03b7a900"/>
    </style:style>
    <style:style style:name="T105" style:family="text">
      <style:text-properties officeooo:rsid="03bc49f5"/>
    </style:style>
    <style:style style:name="T106" style:family="text">
      <style:text-properties officeooo:rsid="03dfb49a"/>
    </style:style>
    <style:style style:name="T107" style:family="text">
      <style:text-properties officeooo:rsid="023d18e5"/>
    </style:style>
    <style:style style:name="T108" style:family="text">
      <style:text-properties officeooo:rsid="0395da91"/>
    </style:style>
    <style:style style:name="T109" style:family="text">
      <style:text-properties officeooo:rsid="00836784"/>
    </style:style>
    <style:style style:name="T110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02">Esser-</text:span>Skala, 201<text:span text:style-name="T94">8</text:span></text:p>
      <text:p text:style-name="P23"/>
      <text:p text:style-name="P23"/>
      <text:p text:style-name="P18">© 201<text:span text:style-name="T94">8</text:span> by Wolfgang <text:span text:style-name="T102">Esser-</text:span>Skala. This edition is licensed under the<text:span text:style-name="T96"><text:line-break/></text:span>Creative Commons Attribution<text:span text:style-name="T89">-NonCommercial-ShareAlike</text:span> 4.0 International License.<text:span text:style-name="T96"><text:line-break/></text:span>To view a copy of this license, visit http://creativecommons.org/licenses/by<text:span text:style-name="T90">-nc-sa</text:span>/4.0/.</text:p>
      <text:p text:style-name="P17"/>
      <text:p text:style-name="P19">Music engraving by LilyPond 2.18.0 (http://www.lilypond.org).<text:span text:style-name="T88"><text:line-break/>Front matter</text:span> typeset with EB Garamond (http://www.georgduffner.at/ebgaramond).</text:p>
      <text:p text:style-name="P23"/>
      <text:p text:style-name="P16">First <text:span text:style-name="T91">version</text:span>, <text:span text:style-name="T106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9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8">21</text:span>).</text:p>
      <text:p text:style-name="P3"/>
      <text:p text:style-name="P4">In general, this edition closely follows the <text:span text:style-name="T97">manuscript</text:span>. Any changes <text:span text:style-name="T8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107"> cor, horn; fl, flute; Ms, manuscript; o</text:span>rg, basses and organ; <text:span text:style-name="T107">r, rest;</text:span> S,<text:span text:style-name="T108"> </text:span>soprano; T<text:span text:style-name="T109">, </text:span>tenor; <text:span text:style-name="T110">tr, trumpet; vl</text:span>, violin;<text:span text:style-name="T110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00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01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85">566<text:tab/>org<text:tab/>2nd quarter in Ms: bes8–r8</text:span><text:span text:style-name="T86"><text:line-break/>597<text:tab/>org<text:tab/>last eighth in Ms: A8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93">wolfgang</text:span> (at) <text:span text:style-name="T92">esser-skala</text:span>.at<text:span text:style-name="T93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102">Esser-</text:span>Skala</text:p>
      <text:p text:style-name="P29"><text:span text:style-name="T96"><text:line-break/></text:span>C O N T E N T S</text:p>
      <text:p text:style-name="P21"/>
      <text:p text:style-name="P20"/>
      <text:p text:style-name="P15">Introitus</text:p>
      <text:p text:style-name="P22"><text:tab/>1<text:span text:style-name="T99">.1</text:span><text:tab/><text:span text:style-name="T103">Requiem</text:span><text:tab/><text:span text:style-name="T105">2<text:line-break/><text:tab/>1.2<text:tab/>Te decet hymnus<text:tab/>4<text:line-break/><text:line-break/></text:span><text:span text:style-name="T3">Kyrie</text:span><text:span text:style-name="T103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04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7T19:44:33.904859415</dc:date>
    <dc:creator>Wolfgang Skala</dc:creator>
    <meta:editing-duration>P11DT4H13M41S</meta:editing-duration>
    <meta:editing-cycles>983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930" meta:character-count="4675" meta:non-whitespace-character-count="3735"/>
  </office:meta>
</office:document-meta>
</file>